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Radial vel.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istance from max. Intensity (arc sec)</text:p>
          </table:table-cell>
          <table:table-cell office:value-type="string" calcext:value-type="string">
            <text:p>H_beta <text:s/>Radial vel <text:s/>(km/s)</text:p>
          </table:table-cell>
          <table:table-cell office:value-type="string" calcext:value-type="string">
            <text:p>H_beta Error</text:p>
          </table:table-cell>
          <table:table-cell office:value-type="string" calcext:value-type="string">
            <text:p>H_beta emis. int. / cont. Int.</text:p>
          </table:table-cell>
          <table:table-cell office:value-type="string" calcext:value-type="string">
            <text:p>OIII radial vel. (km/s)</text:p>
          </table:table-cell>
          <table:table-cell office:value-type="string" calcext:value-type="string">
            <text:p>OIII error</text:p>
          </table:table-cell>
          <table:table-cell office:value-type="string" calcext:value-type="string">
            <text:p>OIII emis. Int. /const. Int.</text:p>
          </table:table-cell>
          <table:table-cell office:value-type="string" calcext:value-type="string">
            <text:p>H_beta rotational</text:p>
          </table:table-cell>
          <table:table-cell office:value-type="string" calcext:value-type="string">
            <text:p>OIII rotational </text:p>
          </table:table-cell>
          <table:table-cell office:value-type="string" calcext:value-type="string">
            <text:p>Radial distance (kpc)</text:p>
          </table:table-cell>
          <table:table-cell office:value-type="string" calcext:value-type="string">
            <text:p>Hbeta</text:p>
          </table:table-cell>
          <table:table-cell office:value-type="string" calcext:value-type="string">
            <text:p>OIII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57" calcext:value-type="float">
            <text:p>0.57</text:p>
          </table:table-cell>
          <table:table-cell table:formula="of:= ([.B2] - 26)/SIN(1.29154)" office:value-type="float" office:value="49.9344251336287" calcext:value-type="float">
            <text:p>49.9344251336287</text:p>
          </table:table-cell>
          <table:table-cell table:formula="of:= ([.E2] - 26)/SIN(1.29154)" office:value-type="float" office:value="24.9672125668143" calcext:value-type="float">
            <text:p>24.9672125668143</text:p>
          </table:table-cell>
          <table:table-cell table:formula="of:=(1/40)*[.A2]" office:value-type="float" office:value="-0.3725" calcext:value-type="float">
            <text:p>-0.3725</text:p>
          </table:table-cell>
          <table:table-cell table:formula="of:=-1*[.H2]" office:value-type="float" office:value="-49.9344251336287" calcext:value-type="float">
            <text:p>-49.9344251336287</text:p>
          </table:table-cell>
          <table:table-cell table:formula="of:=-1*[.I2]" office:value-type="float" office:value="-24.9672125668143" calcext:value-type="float">
            <text:p>-24.9672125668143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table:formula="of:= ([.B3] - 26)/SIN(1.29154)" office:value-type="float" office:value="38.4911193738388" calcext:value-type="float">
            <text:p>38.4911193738388</text:p>
          </table:table-cell>
          <table:table-cell table:formula="of:= ([.E3] - 26)/SIN(1.29154)" office:value-type="float" office:value="46.8135235627769" calcext:value-type="float">
            <text:p>46.8135235627769</text:p>
          </table:table-cell>
          <table:table-cell table:formula="of:=(1/40)*[.A3]" office:value-type="float" office:value="-0.2975" calcext:value-type="float">
            <text:p>-0.2975</text:p>
          </table:table-cell>
          <table:table-cell table:formula="of:=-1*[.H3]" office:value-type="float" office:value="-38.4911193738388" calcext:value-type="float">
            <text:p>-38.4911193738388</text:p>
          </table:table-cell>
          <table:table-cell table:formula="of:=-1*[.I3]" office:value-type="float" office:value="-46.8135235627769" calcext:value-type="float">
            <text:p>-46.8135235627769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66" calcext:value-type="float">
            <text:p>0.66</text:p>
          </table:table-cell>
          <table:table-cell table:formula="of:= ([.B4] - 26)/SIN(1.29154)" office:value-type="float" office:value="30.1687151849007" calcext:value-type="float">
            <text:p>30.1687151849007</text:p>
          </table:table-cell>
          <table:table-cell table:formula="of:= ([.E4] - 26)/SIN(1.29154)" office:value-type="float" office:value="46.8135235627769" calcext:value-type="float">
            <text:p>46.8135235627769</text:p>
          </table:table-cell>
          <table:table-cell table:formula="of:=(1/40)*[.A4]" office:value-type="float" office:value="-0.23" calcext:value-type="float">
            <text:p>-0.23</text:p>
          </table:table-cell>
          <table:table-cell table:formula="of:=-1*[.H4]" office:value-type="float" office:value="-30.1687151849007" calcext:value-type="float">
            <text:p>-30.1687151849007</text:p>
          </table:table-cell>
          <table:table-cell table:formula="of:=-1*[.I4]" office:value-type="float" office:value="-46.8135235627769" calcext:value-type="float">
            <text:p>-46.8135235627769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formula="of:= ([.B5] - 26)/SIN(1.29154)" office:value-type="float" office:value="32.2493162321352" calcext:value-type="float">
            <text:p>32.2493162321352</text:p>
          </table:table-cell>
          <table:table-cell table:formula="of:= ([.E5] - 26)/SIN(1.29154)" office:value-type="float" office:value="30.1687151849007" calcext:value-type="float">
            <text:p>30.1687151849007</text:p>
          </table:table-cell>
          <table:table-cell table:formula="of:=(1/40)*[.A5]" office:value-type="float" office:value="-0.165" calcext:value-type="float">
            <text:p>-0.165</text:p>
          </table:table-cell>
          <table:table-cell table:formula="of:=-1*[.H5]" office:value-type="float" office:value="-32.2493162321352" calcext:value-type="float">
            <text:p>-32.2493162321352</text:p>
          </table:table-cell>
          <table:table-cell table:formula="of:=-1*[.I5]" office:value-type="float" office:value="-30.1687151849007" calcext:value-type="float">
            <text:p>-30.168715184900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.15" calcext:value-type="float">
            <text:p>1.15</text:p>
          </table:table-cell>
          <table:table-cell table:formula="of:= ([.B6] - 26)/SIN(1.29154)" office:value-type="float" office:value="26.0075130904316" calcext:value-type="float">
            <text:p>26.0075130904316</text:p>
          </table:table-cell>
          <table:table-cell table:formula="of:= ([.E6] - 26)/SIN(1.29154)" office:value-type="float" office:value="27.0478136140489" calcext:value-type="float">
            <text:p>27.0478136140489</text:p>
          </table:table-cell>
          <table:table-cell table:formula="of:=(1/40)*[.A6]" office:value-type="float" office:value="-0.1" calcext:value-type="float">
            <text:p>-0.1</text:p>
          </table:table-cell>
          <table:table-cell table:formula="of:=-1*[.H6]" office:value-type="float" office:value="-26.0075130904316" calcext:value-type="float">
            <text:p>-26.0075130904316</text:p>
          </table:table-cell>
          <table:table-cell table:formula="of:=-1*[.I6]" office:value-type="float" office:value="-27.0478136140489" calcext:value-type="float">
            <text:p>-27.0478136140489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table:formula="of:= ([.B7] - 26)/SIN(1.29154)" office:value-type="float" office:value="29.1284146612834" calcext:value-type="float">
            <text:p>29.1284146612834</text:p>
          </table:table-cell>
          <table:table-cell table:formula="of:= ([.E7] - 26)/SIN(1.29154)" office:value-type="float" office:value="17.6851089014935" calcext:value-type="float">
            <text:p>17.6851089014935</text:p>
          </table:table-cell>
          <table:table-cell table:formula="of:=(1/40)*[.A7]" office:value-type="float" office:value="-0.0325" calcext:value-type="float">
            <text:p>-0.0325</text:p>
          </table:table-cell>
          <table:table-cell table:formula="of:=-1*[.H7]" office:value-type="float" office:value="-29.1284146612834" calcext:value-type="float">
            <text:p>-29.1284146612834</text:p>
          </table:table-cell>
          <table:table-cell table:formula="of:=-1*[.I7]" office:value-type="float" office:value="-17.6851089014935" calcext:value-type="float">
            <text:p>-17.68510890149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.15" calcext:value-type="float">
            <text:p>1.1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table:formula="of:= ([.B8] - 26)/SIN(1.29154)" office:value-type="float" office:value="10.4030052361726" calcext:value-type="float">
            <text:p>10.4030052361726</text:p>
          </table:table-cell>
          <table:table-cell table:formula="of:= ([.E8] - 26)/SIN(1.29154)" office:value-type="float" office:value="20.8060104723453" calcext:value-type="float">
            <text:p>20.8060104723453</text:p>
          </table:table-cell>
          <table:table-cell table:formula="of:=(1/40)*[.A8]" office:value-type="float" office:value="0.0325" calcext:value-type="float">
            <text:p>0.0325</text:p>
          </table:table-cell>
          <table:table-cell table:formula="of:=-1*[.H8]" office:value-type="float" office:value="-10.4030052361726" calcext:value-type="float">
            <text:p>-10.4030052361726</text:p>
          </table:table-cell>
          <table:table-cell table:formula="of:=-1*[.I8]" office:value-type="float" office:value="-20.8060104723453" calcext:value-type="float">
            <text:p>-20.8060104723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  <table:table-cell table:formula="of:= ([.B9] - 26)/SIN(1.29154)" office:value-type="float" office:value="-5.20150261808632" calcext:value-type="float">
            <text:p>-5.20150261808632</text:p>
          </table:table-cell>
          <table:table-cell table:formula="of:= ([.E9] - 26)/SIN(1.29154)" office:value-type="float" office:value="-12.4836062834072" calcext:value-type="float">
            <text:p>-12.4836062834072</text:p>
          </table:table-cell>
          <table:table-cell table:formula="of:=(1/40)*[.A9]" office:value-type="float" office:value="0.1" calcext:value-type="float">
            <text:p>0.1</text:p>
          </table:table-cell>
          <table:table-cell table:formula="of:=-1*[.H9]" office:value-type="float" office:value="5.20150261808632" calcext:value-type="float">
            <text:p>5.20150261808632</text:p>
          </table:table-cell>
          <table:table-cell table:formula="of:=-1*[.I9]" office:value-type="float" office:value="12.4836062834072" calcext:value-type="float">
            <text:p>12.483606283407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.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table:formula="of:= ([.B10] - 26)/SIN(1.29154)" office:value-type="float" office:value="-2.08060104723453" calcext:value-type="float">
            <text:p>-2.08060104723453</text:p>
          </table:table-cell>
          <table:table-cell table:formula="of:= ([.E10] - 26)/SIN(1.29154)" office:value-type="float" office:value="-12.4836062834072" calcext:value-type="float">
            <text:p>-12.4836062834072</text:p>
          </table:table-cell>
          <table:table-cell table:formula="of:=(1/40)*[.A10]" office:value-type="float" office:value="0.165" calcext:value-type="float">
            <text:p>0.165</text:p>
          </table:table-cell>
          <table:table-cell table:formula="of:=-1*[.H10]" office:value-type="float" office:value="2.08060104723453" calcext:value-type="float">
            <text:p>2.08060104723453</text:p>
          </table:table-cell>
          <table:table-cell table:formula="of:=-1*[.I10]" office:value-type="float" office:value="12.4836062834072" calcext:value-type="float">
            <text:p>12.483606283407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formula="of:= ([.B11] - 26)/SIN(1.29154)" office:value-type="float" office:value="-11.4433057597899" calcext:value-type="float">
            <text:p>-11.4433057597899</text:p>
          </table:table-cell>
          <table:table-cell table:formula="of:= ([.E11] - 26)/SIN(1.29154)" office:value-type="float" office:value="-13.5239068070244" calcext:value-type="float">
            <text:p>-13.5239068070244</text:p>
          </table:table-cell>
          <table:table-cell table:formula="of:=(1/40)*[.A11]" office:value-type="float" office:value="0.23" calcext:value-type="float">
            <text:p>0.23</text:p>
          </table:table-cell>
          <table:table-cell table:formula="of:=-1*[.H11]" office:value-type="float" office:value="11.4433057597899" calcext:value-type="float">
            <text:p>11.4433057597899</text:p>
          </table:table-cell>
          <table:table-cell table:formula="of:=-1*[.I11]" office:value-type="float" office:value="13.5239068070244" calcext:value-type="float">
            <text:p>13.523906807024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.42" calcext:value-type="float">
            <text:p>0.42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formula="of:= ([.B12] - 26)/SIN(1.29154)" office:value-type="float" office:value="-29.1284146612834" calcext:value-type="float">
            <text:p>-29.1284146612834</text:p>
          </table:table-cell>
          <table:table-cell table:formula="of:= ([.E12] - 26)/SIN(1.29154)" office:value-type="float" office:value="-37.4508188502215" calcext:value-type="float">
            <text:p>-37.4508188502215</text:p>
          </table:table-cell>
          <table:table-cell table:formula="of:=(1/40)*[.A12]" office:value-type="float" office:value="0.2975" calcext:value-type="float">
            <text:p>0.2975</text:p>
          </table:table-cell>
          <table:table-cell table:formula="of:=-1*[.H12]" office:value-type="float" office:value="29.1284146612834" calcext:value-type="float">
            <text:p>29.1284146612834</text:p>
          </table:table-cell>
          <table:table-cell table:formula="of:=-1*[.I12]" office:value-type="float" office:value="37.4508188502215" calcext:value-type="float">
            <text:p>37.450818850221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table:formula="of:= ([.B13] - 26)/SIN(1.29154)" office:value-type="float" office:value="-52.0150261808632" calcext:value-type="float">
            <text:p>-52.0150261808632</text:p>
          </table:table-cell>
          <table:table-cell table:formula="of:= ([.E13] - 26)/SIN(1.29154)" office:value-type="float" office:value="-35.370217802987" calcext:value-type="float">
            <text:p>-35.370217802987</text:p>
          </table:table-cell>
          <table:table-cell table:formula="of:=(1/40)*[.A13]" office:value-type="float" office:value="0.3625" calcext:value-type="float">
            <text:p>0.3625</text:p>
          </table:table-cell>
          <table:table-cell table:formula="of:=-1*[.H13]" office:value-type="float" office:value="52.0150261808632" calcext:value-type="float">
            <text:p>52.0150261808632</text:p>
          </table:table-cell>
          <table:table-cell table:formula="of:=-1*[.I13]" office:value-type="float" office:value="35.370217802987" calcext:value-type="float">
            <text:p>35.37021780298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.31" calcext:value-type="float">
            <text:p>1.31</text:p>
          </table:table-cell>
          <table:table-cell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.36</text:p>
          </table:table-cell>
          <table:table-cell table:formula="of:= ([.B14] - 26)/SIN(1.29154)" office:value-type="float" office:value="-60.3374303698013" calcext:value-type="float">
            <text:p>-60.3374303698013</text:p>
          </table:table-cell>
          <table:table-cell table:formula="of:= ([.E14] - 26)/SIN(1.29154)" office:value-type="float" office:value="-65.5389329878877" calcext:value-type="float">
            <text:p>-65.5389329878877</text:p>
          </table:table-cell>
          <table:table-cell table:formula="of:=(1/40)*[.A14]" office:value-type="float" office:value="0.43" calcext:value-type="float">
            <text:p>0.43</text:p>
          </table:table-cell>
          <table:table-cell table:formula="of:=-1*[.H14]" office:value-type="float" office:value="60.3374303698013" calcext:value-type="float">
            <text:p>60.3374303698013</text:p>
          </table:table-cell>
          <table:table-cell table:formula="of:=-1*[.I14]" office:value-type="float" office:value="65.5389329878877" calcext:value-type="float">
            <text:p>65.538932987887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formula="of:= ([.B15] - 26)/SIN(1.29154)" office:value-type="float" office:value="-55.135927751715" calcext:value-type="float">
            <text:p>-55.135927751715</text:p>
          </table:table-cell>
          <table:table-cell table:formula="of:= ([.E15] - 26)/SIN(1.29154)" office:value-type="float" office:value="-27.0478136140489" calcext:value-type="float">
            <text:p>-27.0478136140489</text:p>
          </table:table-cell>
          <table:table-cell table:formula="of:=(1/40)*[.A15]" office:value-type="float" office:value="0.495" calcext:value-type="float">
            <text:p>0.495</text:p>
          </table:table-cell>
          <table:table-cell table:formula="of:=-1*[.H15]" office:value-type="float" office:value="55.135927751715" calcext:value-type="float">
            <text:p>55.135927751715</text:p>
          </table:table-cell>
          <table:table-cell table:formula="of:=-1*[.I15]" office:value-type="float" office:value="27.0478136140489" calcext:value-type="float">
            <text:p>27.047813614048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table:formula="of:= ([.B16] - 26)/SIN(1.29154)" office:value-type="float" office:value="-65.5389329878877" calcext:value-type="float">
            <text:p>-65.5389329878877</text:p>
          </table:table-cell>
          <table:table-cell table:formula="of:= ([.E16] - 26)/SIN(1.29154)" office:value-type="float" office:value="-27.0478136140489" calcext:value-type="float">
            <text:p>-27.0478136140489</text:p>
          </table:table-cell>
          <table:table-cell table:formula="of:=(1/40)*[.A16]" office:value-type="float" office:value="0.56" calcext:value-type="float">
            <text:p>0.56</text:p>
          </table:table-cell>
          <table:table-cell table:formula="of:=-1*[.H16]" office:value-type="float" office:value="65.5389329878877" calcext:value-type="float">
            <text:p>65.5389329878877</text:p>
          </table:table-cell>
          <table:table-cell table:formula="of:=-1*[.I16]" office:value-type="float" office:value="27.0478136140489" calcext:value-type="float">
            <text:p>27.0478136140489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-41" calcext:value-type="float">
            <text:p>-41</text:p>
          </table:table-cell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office:value-type="float" office:value="-51" calcext:value-type="float">
            <text:p>-51</text:p>
          </table:table-cell>
          <table:table-cell office:value-type="float" office:value="4" calcext:value-type="float">
            <text:p>4</text:p>
          </table:table-cell>
          <table:table-cell office:value-type="float" office:value="1.19" calcext:value-type="float">
            <text:p>1.19</text:p>
          </table:table-cell>
          <table:table-cell table:formula="of:= ([.B17] - 26)/SIN(1.29154)" office:value-type="float" office:value="-69.7001350823567" calcext:value-type="float">
            <text:p>-69.7001350823567</text:p>
          </table:table-cell>
          <table:table-cell table:formula="of:= ([.E17] - 26)/SIN(1.29154)" office:value-type="float" office:value="-80.1031403185294" calcext:value-type="float">
            <text:p>-80.1031403185294</text:p>
          </table:table-cell>
          <table:table-cell table:formula="of:=(1/40)*[.A17]" office:value-type="float" office:value="0.6275" calcext:value-type="float">
            <text:p>0.6275</text:p>
          </table:table-cell>
          <table:table-cell table:formula="of:=-1*[.H17]" office:value-type="float" office:value="69.7001350823567" calcext:value-type="float">
            <text:p>69.7001350823567</text:p>
          </table:table-cell>
          <table:table-cell table:formula="of:=-1*[.I17]" office:value-type="float" office:value="80.1031403185294" calcext:value-type="float">
            <text:p>80.1031403185294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-44" calcext:value-type="float">
            <text:p>-44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formula="of:= ([.B18] - 26)/SIN(1.29154)" office:value-type="float" office:value="-72.8210366532085" calcext:value-type="float">
            <text:p>-72.8210366532085</text:p>
          </table:table-cell>
          <table:table-cell table:formula="of:= ([.E18] - 26)/SIN(1.29154)" office:value-type="float" office:value="-75.9419382240603" calcext:value-type="float">
            <text:p>-75.9419382240603</text:p>
          </table:table-cell>
          <table:table-cell table:formula="of:=(1/40)*[.A18]" office:value-type="float" office:value="0.6925" calcext:value-type="float">
            <text:p>0.6925</text:p>
          </table:table-cell>
          <table:table-cell table:formula="of:=-1*[.H18]" office:value-type="float" office:value="72.8210366532085" calcext:value-type="float">
            <text:p>72.8210366532085</text:p>
          </table:table-cell>
          <table:table-cell table:formula="of:=-1*[.I18]" office:value-type="float" office:value="75.9419382240603" calcext:value-type="float">
            <text:p>75.941938224060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49" calcext:value-type="float">
            <text:p>-49</text:p>
          </table:table-cell>
          <table:table-cell office:value-type="float" office:value="4" calcext:value-type="float">
            <text:p>4</text:p>
          </table:table-cell>
          <table:table-cell office:value-type="float" office:value="4.72" calcext:value-type="float">
            <text:p>4.72</text:p>
          </table:table-cell>
          <table:table-cell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office:value-type="float" office:value="1.44" calcext:value-type="float">
            <text:p>1.44</text:p>
          </table:table-cell>
          <table:table-cell table:formula="of:= ([.B19] - 26)/SIN(1.29154)" office:value-type="float" office:value="-78.0225392712948" calcext:value-type="float">
            <text:p>-78.0225392712948</text:p>
          </table:table-cell>
          <table:table-cell table:formula="of:= ([.E19] - 26)/SIN(1.29154)" office:value-type="float" office:value="-88.4255445074675" calcext:value-type="float">
            <text:p>-88.4255445074675</text:p>
          </table:table-cell>
          <table:table-cell table:formula="of:=(1/40)*[.A19]" office:value-type="float" office:value="0.76" calcext:value-type="float">
            <text:p>0.76</text:p>
          </table:table-cell>
          <table:table-cell table:formula="of:=-1*[.H19]" office:value-type="float" office:value="78.0225392712948" calcext:value-type="float">
            <text:p>78.0225392712948</text:p>
          </table:table-cell>
          <table:table-cell table:formula="of:=-1*[.I19]" office:value-type="float" office:value="88.4255445074675" calcext:value-type="float">
            <text:p>88.42554450746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8" calcext:value-type="float">
            <text:p>-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4" calcext:value-type="float">
            <text:p>-4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 ([.B20] - 26)/SIN(1.29154)" office:value-type="float" office:value="-76.9822387476776" calcext:value-type="float">
            <text:p>-76.9822387476776</text:p>
          </table:table-cell>
          <table:table-cell table:formula="of:= ([.E20] - 26)/SIN(1.29154)" office:value-type="float" office:value="-72.8210366532085" calcext:value-type="float">
            <text:p>-72.8210366532085</text:p>
          </table:table-cell>
          <table:table-cell table:formula="of:=(1/40)*[.A20]" office:value-type="float" office:value="0.825" calcext:value-type="float">
            <text:p>0.825</text:p>
          </table:table-cell>
          <table:table-cell table:formula="of:=-1*[.H20]" office:value-type="float" office:value="76.9822387476776" calcext:value-type="float">
            <text:p>76.9822387476776</text:p>
          </table:table-cell>
          <table:table-cell table:formula="of:=-1*[.I20]" office:value-type="float" office:value="72.8210366532085" calcext:value-type="float">
            <text:p>72.821036653208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58" calcext:value-type="float">
            <text:p>-58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-65" calcext:value-type="float">
            <text:p>-65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table:formula="of:= ([.B21] - 26)/SIN(1.29154)" office:value-type="float" office:value="-87.3852439838502" calcext:value-type="float">
            <text:p>-87.3852439838502</text:p>
          </table:table-cell>
          <table:table-cell table:formula="of:= ([.E21] - 26)/SIN(1.29154)" office:value-type="float" office:value="-94.6673476491711" calcext:value-type="float">
            <text:p>-94.6673476491711</text:p>
          </table:table-cell>
          <table:table-cell table:formula="of:=(1/40)*[.A21]" office:value-type="float" office:value="0.8925" calcext:value-type="float">
            <text:p>0.8925</text:p>
          </table:table-cell>
          <table:table-cell table:formula="of:=-1*[.H21]" office:value-type="float" office:value="87.3852439838502" calcext:value-type="float">
            <text:p>87.3852439838502</text:p>
          </table:table-cell>
          <table:table-cell table:formula="of:=-1*[.I21]" office:value-type="float" office:value="94.6673476491711" calcext:value-type="float">
            <text:p>94.6673476491711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5.45" calcext:value-type="float">
            <text:p>5.45</text:p>
          </table:table-cell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1.87" calcext:value-type="float">
            <text:p>1.87</text:p>
          </table:table-cell>
          <table:table-cell table:formula="of:= ([.B22] - 26)/SIN(1.29154)" office:value-type="float" office:value="-92.5867466019365" calcext:value-type="float">
            <text:p>-92.5867466019365</text:p>
          </table:table-cell>
          <table:table-cell table:formula="of:= ([.E22] - 26)/SIN(1.29154)" office:value-type="float" office:value="-95.7076481727883" calcext:value-type="float">
            <text:p>-95.7076481727883</text:p>
          </table:table-cell>
          <table:table-cell table:formula="of:=(1/40)*[.A22]" office:value-type="float" office:value="0.9575" calcext:value-type="float">
            <text:p>0.9575</text:p>
          </table:table-cell>
          <table:table-cell table:formula="of:=-1*[.H22]" office:value-type="float" office:value="92.5867466019365" calcext:value-type="float">
            <text:p>92.5867466019365</text:p>
          </table:table-cell>
          <table:table-cell table:formula="of:=-1*[.I22]" office:value-type="float" office:value="95.7076481727883" calcext:value-type="float">
            <text:p>95.7076481727883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formula="of:= ([.B23] - 26)/SIN(1.29154)" office:value-type="float" office:value="-89.4658450310847" calcext:value-type="float">
            <text:p>-89.4658450310847</text:p>
          </table:table-cell>
          <table:table-cell table:formula="of:= ([.E23] - 26)/SIN(1.29154)" office:value-type="float" office:value="-97.7882492200229" calcext:value-type="float">
            <text:p>-97.7882492200229</text:p>
          </table:table-cell>
          <table:table-cell table:formula="of:=(1/40)*[.A23]" office:value-type="float" office:value="1.0225" calcext:value-type="float">
            <text:p>1.0225</text:p>
          </table:table-cell>
          <table:table-cell table:formula="of:=-1*[.H23]" office:value-type="float" office:value="89.4658450310847" calcext:value-type="float">
            <text:p>89.4658450310847</text:p>
          </table:table-cell>
          <table:table-cell table:formula="of:=-1*[.I23]" office:value-type="float" office:value="97.7882492200229" calcext:value-type="float">
            <text:p>97.7882492200229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4.38" calcext:value-type="float">
            <text:p>4.38</text:p>
          </table:table-cell>
          <table:table-cell office:value-type="float" office:value="-51" calcext:value-type="float">
            <text:p>-51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table:formula="of:= ([.B24] - 26)/SIN(1.29154)" office:value-type="float" office:value="-95.7076481727883" calcext:value-type="float">
            <text:p>-95.7076481727883</text:p>
          </table:table-cell>
          <table:table-cell table:formula="of:= ([.E24] - 26)/SIN(1.29154)" office:value-type="float" office:value="-80.1031403185294" calcext:value-type="float">
            <text:p>-80.1031403185294</text:p>
          </table:table-cell>
          <table:table-cell table:formula="of:=(1/40)*[.A24]" office:value-type="float" office:value="1.09" calcext:value-type="float">
            <text:p>1.09</text:p>
          </table:table-cell>
          <table:table-cell table:formula="of:=-1*[.H24]" office:value-type="float" office:value="95.7076481727883" calcext:value-type="float">
            <text:p>95.7076481727883</text:p>
          </table:table-cell>
          <table:table-cell table:formula="of:=-1*[.I24]" office:value-type="float" office:value="80.1031403185294" calcext:value-type="float">
            <text:p>80.1031403185294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67" calcext:value-type="float">
            <text:p>-67</text:p>
          </table:table-cell>
          <table:table-cell office:value-type="float" office:value="5" calcext:value-type="float">
            <text:p>5</text:p>
          </table:table-cell>
          <table:table-cell office:value-type="float" office:value="2.99" calcext:value-type="float">
            <text:p>2.99</text:p>
          </table:table-cell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table:formula="of:= ([.B25] - 26)/SIN(1.29154)" office:value-type="float" office:value="-96.7479486964056" calcext:value-type="float">
            <text:p>-96.7479486964056</text:p>
          </table:table-cell>
          <table:table-cell table:formula="of:= ([.E25] - 26)/SIN(1.29154)" office:value-type="float" office:value="-93.6270471255538" calcext:value-type="float">
            <text:p>-93.6270471255538</text:p>
          </table:table-cell>
          <table:table-cell table:formula="of:=(1/40)*[.A25]" office:value-type="float" office:value="1.155" calcext:value-type="float">
            <text:p>1.155</text:p>
          </table:table-cell>
          <table:table-cell table:formula="of:=-1*[.H25]" office:value-type="float" office:value="96.7479486964056" calcext:value-type="float">
            <text:p>96.7479486964056</text:p>
          </table:table-cell>
          <table:table-cell table:formula="of:=-1*[.I25]" office:value-type="float" office:value="93.6270471255538" calcext:value-type="float">
            <text:p>93.6270471255538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-68" calcext:value-type="float">
            <text:p>-68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table:formula="of:= ([.B26] - 26)/SIN(1.29154)" office:value-type="float" office:value="-89.4658450310847" calcext:value-type="float">
            <text:p>-89.4658450310847</text:p>
          </table:table-cell>
          <table:table-cell table:formula="of:= ([.E26] - 26)/SIN(1.29154)" office:value-type="float" office:value="-97.7882492200229" calcext:value-type="float">
            <text:p>-97.7882492200229</text:p>
          </table:table-cell>
          <table:table-cell table:formula="of:=(1/40)*[.A26]" office:value-type="float" office:value="1.22" calcext:value-type="float">
            <text:p>1.22</text:p>
          </table:table-cell>
          <table:table-cell table:formula="of:=-1*[.H26]" office:value-type="float" office:value="89.4658450310847" calcext:value-type="float">
            <text:p>89.4658450310847</text:p>
          </table:table-cell>
          <table:table-cell table:formula="of:=-1*[.I26]" office:value-type="float" office:value="97.7882492200229" calcext:value-type="float">
            <text:p>97.7882492200229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7.16" calcext:value-type="float">
            <text:p>7.16</text:p>
          </table:table-cell>
          <table:table-cell office:value-type="float" office:value="-71" calcext:value-type="float">
            <text:p>-71</text:p>
          </table:table-cell>
          <table:table-cell office:value-type="float" office:value="4" calcext:value-type="float">
            <text:p>4</text:p>
          </table:table-cell>
          <table:table-cell office:value-type="float" office:value="2.94" calcext:value-type="float">
            <text:p>2.94</text:p>
          </table:table-cell>
          <table:table-cell table:formula="of:= ([.B27] - 26)/SIN(1.29154)" office:value-type="float" office:value="-94.6673476491711" calcext:value-type="float">
            <text:p>-94.6673476491711</text:p>
          </table:table-cell>
          <table:table-cell table:formula="of:= ([.E27] - 26)/SIN(1.29154)" office:value-type="float" office:value="-100.909150790875" calcext:value-type="float">
            <text:p>-100.909150790875</text:p>
          </table:table-cell>
          <table:table-cell table:formula="of:=(1/40)*[.A27]" office:value-type="float" office:value="1.2875" calcext:value-type="float">
            <text:p>1.2875</text:p>
          </table:table-cell>
          <table:table-cell table:formula="of:=-1*[.H27]" office:value-type="float" office:value="94.6673476491711" calcext:value-type="float">
            <text:p>94.6673476491711</text:p>
          </table:table-cell>
          <table:table-cell table:formula="of:=-1*[.I27]" office:value-type="float" office:value="100.909150790875" calcext:value-type="float">
            <text:p>100.909150790875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6.91" calcext:value-type="float">
            <text:p>6.91</text:p>
          </table:table-cell>
          <table:table-cell office:value-type="float" office:value="-80" calcext:value-type="float">
            <text:p>-80</text:p>
          </table:table-cell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.82</text:p>
          </table:table-cell>
          <table:table-cell table:formula="of:= ([.B28] - 26)/SIN(1.29154)" office:value-type="float" office:value="-93.6270471255538" calcext:value-type="float">
            <text:p>-93.6270471255538</text:p>
          </table:table-cell>
          <table:table-cell table:formula="of:= ([.E28] - 26)/SIN(1.29154)" office:value-type="float" office:value="-110.27185550343" calcext:value-type="float">
            <text:p>-110.27185550343</text:p>
          </table:table-cell>
          <table:table-cell table:formula="of:=(1/40)*[.A28]" office:value-type="float" office:value="1.3525" calcext:value-type="float">
            <text:p>1.3525</text:p>
          </table:table-cell>
          <table:table-cell table:formula="of:=-1*[.H28]" office:value-type="float" office:value="93.6270471255538" calcext:value-type="float">
            <text:p>93.6270471255538</text:p>
          </table:table-cell>
          <table:table-cell table:formula="of:=-1*[.I28]" office:value-type="float" office:value="110.27185550343" calcext:value-type="float">
            <text:p>110.27185550343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4.92" calcext:value-type="float">
            <text:p>4.92</text:p>
          </table:table-cell>
          <table:table-cell office:value-type="float" office:value="-71" calcext:value-type="float">
            <text:p>-71</text:p>
          </table:table-cell>
          <table:table-cell office:value-type="float" office:value="7" calcext:value-type="float">
            <text:p>7</text:p>
          </table:table-cell>
          <table:table-cell office:value-type="float" office:value="1.44" calcext:value-type="float">
            <text:p>1.44</text:p>
          </table:table-cell>
          <table:table-cell table:formula="of:= ([.B29] - 26)/SIN(1.29154)" office:value-type="float" office:value="-90.506145554702" calcext:value-type="float">
            <text:p>-90.506145554702</text:p>
          </table:table-cell>
          <table:table-cell table:formula="of:= ([.E29] - 26)/SIN(1.29154)" office:value-type="float" office:value="-100.909150790875" calcext:value-type="float">
            <text:p>-100.909150790875</text:p>
          </table:table-cell>
          <table:table-cell table:formula="of:=(1/40)*[.A29]" office:value-type="float" office:value="1.42" calcext:value-type="float">
            <text:p>1.42</text:p>
          </table:table-cell>
          <table:table-cell table:formula="of:=-1*[.H29]" office:value-type="float" office:value="90.506145554702" calcext:value-type="float">
            <text:p>90.506145554702</text:p>
          </table:table-cell>
          <table:table-cell table:formula="of:=-1*[.I29]" office:value-type="float" office:value="100.909150790875" calcext:value-type="float">
            <text:p>100.909150790875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-72" calcext:value-type="float">
            <text:p>-72</text:p>
          </table:table-cell>
          <table:table-cell office:value-type="float" office:value="5" calcext:value-type="float">
            <text:p>5</text:p>
          </table:table-cell>
          <table:table-cell office:value-type="float" office:value="5.77" calcext:value-type="float">
            <text:p>5.77</text:p>
          </table:table-cell>
          <table:table-cell office:value-type="float" office:value="-54" calcext:value-type="float">
            <text:p>-54</text:p>
          </table:table-cell>
          <table:table-cell office:value-type="float" office:value="9" calcext:value-type="float">
            <text:p>9</text:p>
          </table:table-cell>
          <table:table-cell office:value-type="float" office:value="1.78" calcext:value-type="float">
            <text:p>1.78</text:p>
          </table:table-cell>
          <table:table-cell table:formula="of:= ([.B30] - 26)/SIN(1.29154)" office:value-type="float" office:value="-101.949451314492" calcext:value-type="float">
            <text:p>-101.949451314492</text:p>
          </table:table-cell>
          <table:table-cell table:formula="of:= ([.E30] - 26)/SIN(1.29154)" office:value-type="float" office:value="-83.2240418893812" calcext:value-type="float">
            <text:p>-83.2240418893812</text:p>
          </table:table-cell>
          <table:table-cell table:formula="of:=(1/40)*[.A30]" office:value-type="float" office:value="1.485" calcext:value-type="float">
            <text:p>1.485</text:p>
          </table:table-cell>
          <table:table-cell table:formula="of:=-1*[.H30]" office:value-type="float" office:value="101.949451314492" calcext:value-type="float">
            <text:p>101.949451314492</text:p>
          </table:table-cell>
          <table:table-cell table:formula="of:=-1*[.I30]" office:value-type="float" office:value="83.2240418893812" calcext:value-type="float">
            <text:p>83.22404188938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.88</text:p>
          </table:table-cell>
          <table:table-cell office:value-type="float" office:value="-72" calcext:value-type="float">
            <text:p>-7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formula="of:= ([.B31] - 26)/SIN(1.29154)" office:value-type="float" office:value="-94.6673476491711" calcext:value-type="float">
            <text:p>-94.6673476491711</text:p>
          </table:table-cell>
          <table:table-cell table:formula="of:= ([.E31] - 26)/SIN(1.29154)" office:value-type="float" office:value="-101.949451314492" calcext:value-type="float">
            <text:p>-101.949451314492</text:p>
          </table:table-cell>
          <table:table-cell table:formula="of:=(1/40)*[.A31]" office:value-type="float" office:value="1.55" calcext:value-type="float">
            <text:p>1.55</text:p>
          </table:table-cell>
          <table:table-cell table:formula="of:=-1*[.H31]" office:value-type="float" office:value="94.6673476491711" calcext:value-type="float">
            <text:p>94.6673476491711</text:p>
          </table:table-cell>
          <table:table-cell table:formula="of:=-1*[.I31]" office:value-type="float" office:value="101.949451314492" calcext:value-type="float">
            <text:p>101.949451314492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6.49" calcext:value-type="float">
            <text:p>6.49</text:p>
          </table:table-cell>
          <table:table-cell office:value-type="float" office:value="-76" calcext:value-type="float">
            <text:p>-76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table:formula="of:= ([.B32] - 26)/SIN(1.29154)" office:value-type="float" office:value="-91.5464460783193" calcext:value-type="float">
            <text:p>-91.5464460783193</text:p>
          </table:table-cell>
          <table:table-cell table:formula="of:= ([.E32] - 26)/SIN(1.29154)" office:value-type="float" office:value="-106.110653408961" calcext:value-type="float">
            <text:p>-106.110653408961</text:p>
          </table:table-cell>
          <table:table-cell table:formula="of:=(1/40)*[.A32]" office:value-type="float" office:value="1.6175" calcext:value-type="float">
            <text:p>1.6175</text:p>
          </table:table-cell>
          <table:table-cell table:formula="of:=-1*[.H32]" office:value-type="float" office:value="91.5464460783193" calcext:value-type="float">
            <text:p>91.5464460783193</text:p>
          </table:table-cell>
          <table:table-cell table:formula="of:=-1*[.I32]" office:value-type="float" office:value="106.110653408961" calcext:value-type="float">
            <text:p>106.110653408961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.27</text:p>
          </table:table-cell>
          <table:table-cell office:value-type="float" office:value="-50" calcext:value-type="float">
            <text:p>-50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table:formula="of:= ([.B33] - 26)/SIN(1.29154)" office:value-type="float" office:value="-106.110653408961" calcext:value-type="float">
            <text:p>-106.110653408961</text:p>
          </table:table-cell>
          <table:table-cell table:formula="of:= ([.E33] - 26)/SIN(1.29154)" office:value-type="float" office:value="-79.0628397949121" calcext:value-type="float">
            <text:p>-79.0628397949121</text:p>
          </table:table-cell>
          <table:table-cell table:formula="of:=(1/40)*[.A33]" office:value-type="float" office:value="1.6825" calcext:value-type="float">
            <text:p>1.6825</text:p>
          </table:table-cell>
          <table:table-cell table:formula="of:=-1*[.H33]" office:value-type="float" office:value="106.110653408961" calcext:value-type="float">
            <text:p>106.110653408961</text:p>
          </table:table-cell>
          <table:table-cell table:formula="of:=-1*[.I33]" office:value-type="float" office:value="79.0628397949121" calcext:value-type="float">
            <text:p>79.06283979491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2.03" calcext:value-type="float">
            <text:p>2.03</text:p>
          </table:table-cell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table:formula="of:= ([.B34] - 26)/SIN(1.29154)" office:value-type="float" office:value="-92.5867466019365" calcext:value-type="float">
            <text:p>-92.5867466019365</text:p>
          </table:table-cell>
          <table:table-cell table:formula="of:= ([.E34] - 26)/SIN(1.29154)" office:value-type="float" office:value="-114.433057597899" calcext:value-type="float">
            <text:p>-114.433057597899</text:p>
          </table:table-cell>
          <table:table-cell table:formula="of:=(1/40)*[.A34]" office:value-type="float" office:value="1.75" calcext:value-type="float">
            <text:p>1.75</text:p>
          </table:table-cell>
          <table:table-cell table:formula="of:=-1*[.H34]" office:value-type="float" office:value="92.5867466019365" calcext:value-type="float">
            <text:p>92.5867466019365</text:p>
          </table:table-cell>
          <table:table-cell table:formula="of:=-1*[.I34]" office:value-type="float" office:value="114.433057597899" calcext:value-type="float">
            <text:p>114.433057597899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.52</text:p>
          </table:table-cell>
          <table:table-cell table:formula="of:= ([.B35] - 26)/SIN(1.29154)" office:value-type="float" office:value="-112.352456550665" calcext:value-type="float">
            <text:p>-112.352456550665</text:p>
          </table:table-cell>
          <table:table-cell table:formula="of:= ([.E35] - 26)/SIN(1.29154)" office:value-type="float" office:value="-114.433057597899" calcext:value-type="float">
            <text:p>-114.433057597899</text:p>
          </table:table-cell>
          <table:table-cell table:formula="of:=(1/40)*[.A35]" office:value-type="float" office:value="2.08" calcext:value-type="float">
            <text:p>2.08</text:p>
          </table:table-cell>
          <table:table-cell table:formula="of:=-1*[.H35]" office:value-type="float" office:value="112.352456550665" calcext:value-type="float">
            <text:p>112.352456550665</text:p>
          </table:table-cell>
          <table:table-cell table:formula="of:=-1*[.I35]" office:value-type="float" office:value="114.433057597899" calcext:value-type="float">
            <text:p>114.433057597899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7.95" calcext:value-type="float">
            <text:p>7.95</text:p>
          </table:table-cell>
          <table:table-cell office:value-type="float" office:value="-87" calcext:value-type="float">
            <text:p>-87</text:p>
          </table:table-cell>
          <table:table-cell office:value-type="float" office:value="4" calcext:value-type="float">
            <text:p>4</text:p>
          </table:table-cell>
          <table:table-cell office:value-type="float" office:value="22.6" calcext:value-type="float">
            <text:p>22.6</text:p>
          </table:table-cell>
          <table:table-cell table:formula="of:= ([.B36] - 26)/SIN(1.29154)" office:value-type="float" office:value="-112.352456550665" calcext:value-type="float">
            <text:p>-112.352456550665</text:p>
          </table:table-cell>
          <table:table-cell table:formula="of:= ([.E36] - 26)/SIN(1.29154)" office:value-type="float" office:value="-117.553959168751" calcext:value-type="float">
            <text:p>-117.553959168751</text:p>
          </table:table-cell>
          <table:table-cell table:formula="of:=(1/40)*[.A36]" office:value-type="float" office:value="2.41" calcext:value-type="float">
            <text:p>2.41</text:p>
          </table:table-cell>
          <table:table-cell table:formula="of:=-1*[.H36]" office:value-type="float" office:value="112.352456550665" calcext:value-type="float">
            <text:p>112.352456550665</text:p>
          </table:table-cell>
          <table:table-cell table:formula="of:=-1*[.I36]" office:value-type="float" office:value="117.553959168751" calcext:value-type="float">
            <text:p>117.5539591687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9.66" calcext:value-type="float">
            <text:p>9.66</text:p>
          </table:table-cell>
          <table:table-cell table:formula="of:= ([.B37] - 26)/SIN(1.29154)" office:value-type="float" office:value="-113.392757074282" calcext:value-type="float">
            <text:p>-113.392757074282</text:p>
          </table:table-cell>
          <table:table-cell table:formula="of:= ([.E37] - 26)/SIN(1.29154)" office:value-type="float" office:value="-113.392757074282" calcext:value-type="float">
            <text:p>-113.392757074282</text:p>
          </table:table-cell>
          <table:table-cell table:formula="of:=(1/40)*[.A37]" office:value-type="float" office:value="2.475" calcext:value-type="float">
            <text:p>2.475</text:p>
          </table:table-cell>
          <table:table-cell table:formula="of:=-1*[.H37]" office:value-type="float" office:value="113.392757074282" calcext:value-type="float">
            <text:p>113.392757074282</text:p>
          </table:table-cell>
          <table:table-cell table:formula="of:=-1*[.I37]" office:value-type="float" office:value="113.392757074282" calcext:value-type="float">
            <text:p>113.392757074282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-91" calcext:value-type="float">
            <text:p>-91</text:p>
          </table:table-cell>
          <table:table-cell office:value-type="float" office:value="6" calcext:value-type="float">
            <text:p>6</text:p>
          </table:table-cell>
          <table:table-cell office:value-type="float" office:value="3.08" calcext:value-type="float">
            <text:p>3.08</text:p>
          </table:table-cell>
          <table:table-cell office:value-type="float" office:value="-85" calcext:value-type="float">
            <text:p>-85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table:formula="of:= ([.B38] - 26)/SIN(1.29154)" office:value-type="float" office:value="-121.71516126322" calcext:value-type="float">
            <text:p>-121.71516126322</text:p>
          </table:table-cell>
          <table:table-cell table:formula="of:= ([.E38] - 26)/SIN(1.29154)" office:value-type="float" office:value="-115.473358121516" calcext:value-type="float">
            <text:p>-115.473358121516</text:p>
          </table:table-cell>
          <table:table-cell table:formula="of:=(1/40)*[.A38]" office:value-type="float" office:value="2.6075" calcext:value-type="float">
            <text:p>2.6075</text:p>
          </table:table-cell>
          <table:table-cell table:formula="of:=-1*[.H38]" office:value-type="float" office:value="121.71516126322" calcext:value-type="float">
            <text:p>121.71516126322</text:p>
          </table:table-cell>
          <table:table-cell table:formula="of:=-1*[.I38]" office:value-type="float" office:value="115.473358121516" calcext:value-type="float">
            <text:p>115.473358121516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-92" calcext:value-type="float">
            <text:p>-92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table:number-columns-repeated="3"/>
          <table:table-cell table:formula="of:= ([.B39] - 26)/SIN(1.29154)" office:value-type="float" office:value="-122.755461786837" calcext:value-type="float">
            <text:p>-122.755461786837</text:p>
          </table:table-cell>
          <table:table-cell table:formula="of:= ([.E39] - 26)/SIN(1.29154)" office:value-type="float" office:value="-27.0478136140489" calcext:value-type="float">
            <text:p>-27.0478136140489</text:p>
          </table:table-cell>
          <table:table-cell table:formula="of:=(1/40)*[.A39]" office:value-type="float" office:value="3.135" calcext:value-type="float">
            <text:p>3.135</text:p>
          </table:table-cell>
          <table:table-cell table:formula="of:=-1*[.H39]" office:value-type="float" office:value="122.755461786837" calcext:value-type="float">
            <text:p>122.755461786837</text:p>
          </table:table-cell>
          <table:table-cell table:formula="of:=-1*[.I39]" office:value-type="float" office:value="27.0478136140489" calcext:value-type="float">
            <text:p>27.0478136140489</text:p>
          </table:table-cell>
        </table:table-row>
      </table:table>
      <table:table table:name="stellar rotation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pectra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distance from max. intensity (arc sec)</text:p>
          </table:table-cell>
          <table:table-cell office:value-type="string" calcext:value-type="string">
            <text:p>radial velocity (km/s)</text:p>
          </table:table-cell>
          <table:table-cell office:value-type="string" calcext:value-type="string">
            <text:p>error (km/s)</text:p>
          </table:table-cell>
          <table:table-cell office:value-type="string" calcext:value-type="string">
            <text:p>radial distance (kpc)</text:p>
          </table:table-cell>
          <table:table-cell office:value-type="string" calcext:value-type="string">
            <text:p>Rot. Vel.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14.5" calcext:value-type="float">
            <text:p>-14.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(1/40)*[.C2]" office:value-type="float" office:value="-0.3625" calcext:value-type="float">
            <text:p>-0.3625</text:p>
          </table:table-cell>
          <table:table-cell table:formula="of:= ([.D2] - 26)/SIN(1.29154)" office:value-type="float" office:value="33.2896167557525" calcext:value-type="float">
            <text:p>33.2896167557525</text:p>
          </table:table-cell>
          <table:table-cell table:formula="of:=-1*[.G2]" office:value-type="float" office:value="-33.2896167557525" calcext:value-type="float">
            <text:p>-33.289616755752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-11.9" calcext:value-type="float">
            <text:p>-11.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(1/40)*[.C3]" office:value-type="float" office:value="-0.2975" calcext:value-type="float">
            <text:p>-0.2975</text:p>
          </table:table-cell>
          <table:table-cell table:formula="of:= ([.D3] - 26)/SIN(1.29154)" office:value-type="float" office:value="39.531419897456" calcext:value-type="float">
            <text:p>39.531419897456</text:p>
          </table:table-cell>
          <table:table-cell table:formula="of:=-1*[.G3]" office:value-type="float" office:value="-39.531419897456" calcext:value-type="float">
            <text:p>-39.53141989745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-9.2" calcext:value-type="float">
            <text:p>-9.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(1/40)*[.C4]" office:value-type="float" office:value="-0.23" calcext:value-type="float">
            <text:p>-0.23</text:p>
          </table:table-cell>
          <table:table-cell table:formula="of:= ([.D4] - 26)/SIN(1.29154)" office:value-type="float" office:value="34.3299172793697" calcext:value-type="float">
            <text:p>34.3299172793697</text:p>
          </table:table-cell>
          <table:table-cell table:formula="of:=-1*[.G4]" office:value-type="float" office:value="-34.3299172793697" calcext:value-type="float">
            <text:p>-34.3299172793697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-6.6" calcext:value-type="float">
            <text:p>-6.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(1/40)*[.C5]" office:value-type="float" office:value="-0.165" calcext:value-type="float">
            <text:p>-0.165</text:p>
          </table:table-cell>
          <table:table-cell table:formula="of:= ([.D5] - 26)/SIN(1.29154)" office:value-type="float" office:value="21.8463109959626" calcext:value-type="float">
            <text:p>21.8463109959626</text:p>
          </table:table-cell>
          <table:table-cell table:formula="of:=-1*[.G5]" office:value-type="float" office:value="-21.8463109959626" calcext:value-type="float">
            <text:p>-21.84631099596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(1/40)*[.C6]" office:value-type="float" office:value="-0.1" calcext:value-type="float">
            <text:p>-0.1</text:p>
          </table:table-cell>
          <table:table-cell table:formula="of:= ([.D6] - 26)/SIN(1.29154)" office:value-type="float" office:value="22.8866115195798" calcext:value-type="float">
            <text:p>22.8866115195798</text:p>
          </table:table-cell>
          <table:table-cell table:formula="of:=-1*[.G6]" office:value-type="float" office:value="-22.8866115195798" calcext:value-type="float">
            <text:p>-22.8866115195798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-1.3" calcext:value-type="float">
            <text:p>-1.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(1/40)*[.C7]" office:value-type="float" office:value="-0.0325" calcext:value-type="float">
            <text:p>-0.0325</text:p>
          </table:table-cell>
          <table:table-cell table:formula="of:= ([.D7] - 26)/SIN(1.29154)" office:value-type="float" office:value="14.5642073306417" calcext:value-type="float">
            <text:p>14.5642073306417</text:p>
          </table:table-cell>
          <table:table-cell table:formula="of:=-1*[.G7]" office:value-type="float" office:value="-14.5642073306417" calcext:value-type="float">
            <text:p>-14.5642073306417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(1/40)*[.C8]" office:value-type="float" office:value="0.0325" calcext:value-type="float">
            <text:p>0.0325</text:p>
          </table:table-cell>
          <table:table-cell table:formula="of:= ([.D8] - 26)/SIN(1.29154)" office:value-type="float" office:value="2.08060104723453" calcext:value-type="float">
            <text:p>2.08060104723453</text:p>
          </table:table-cell>
          <table:table-cell table:formula="of:=-1*[.G8]" office:value-type="float" office:value="-2.08060104723453" calcext:value-type="float">
            <text:p>-2.08060104723453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(1/40)*[.C9]" office:value-type="float" office:value="0.1" calcext:value-type="float">
            <text:p>0.1</text:p>
          </table:table-cell>
          <table:table-cell table:formula="of:= ([.D9] - 26)/SIN(1.29154)" office:value-type="float" office:value="-14.5642073306417" calcext:value-type="float">
            <text:p>-14.5642073306417</text:p>
          </table:table-cell>
          <table:table-cell table:formula="of:=-1*[.G9]" office:value-type="float" office:value="14.5642073306417" calcext:value-type="float">
            <text:p>14.564207330641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6.6" calcext:value-type="float">
            <text:p>6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1/40)*[.C10]" office:value-type="float" office:value="0.165" calcext:value-type="float">
            <text:p>0.165</text:p>
          </table:table-cell>
          <table:table-cell table:formula="of:= ([.D10] - 26)/SIN(1.29154)" office:value-type="float" office:value="-13.5239068070244" calcext:value-type="float">
            <text:p>-13.5239068070244</text:p>
          </table:table-cell>
          <table:table-cell table:formula="of:=-1*[.G10]" office:value-type="float" office:value="13.5239068070244" calcext:value-type="float">
            <text:p>13.5239068070244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(1/40)*[.C11]" office:value-type="float" office:value="0.23" calcext:value-type="float">
            <text:p>0.23</text:p>
          </table:table-cell>
          <table:table-cell table:formula="of:= ([.D11] - 26)/SIN(1.29154)" office:value-type="float" office:value="-16.6448083778762" calcext:value-type="float">
            <text:p>-16.6448083778762</text:p>
          </table:table-cell>
          <table:table-cell table:formula="of:=-1*[.G11]" office:value-type="float" office:value="16.6448083778762" calcext:value-type="float">
            <text:p>16.6448083778762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1.9" calcext:value-type="float">
            <text:p>11.9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formula="of:=(1/40)*[.C12]" office:value-type="float" office:value="0.2975" calcext:value-type="float">
            <text:p>0.2975</text:p>
          </table:table-cell>
          <table:table-cell table:formula="of:= ([.D12] - 26)/SIN(1.29154)" office:value-type="float" office:value="-35.370217802987" calcext:value-type="float">
            <text:p>-35.370217802987</text:p>
          </table:table-cell>
          <table:table-cell table:formula="of:=-1*[.G12]" office:value-type="float" office:value="35.370217802987" calcext:value-type="float">
            <text:p>35.370217802987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4.5" calcext:value-type="float">
            <text:p>14.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(1/40)*[.C13]" office:value-type="float" office:value="0.3625" calcext:value-type="float">
            <text:p>0.3625</text:p>
          </table:table-cell>
          <table:table-cell table:formula="of:= ([.D13] - 26)/SIN(1.29154)" office:value-type="float" office:value="-37.4508188502215" calcext:value-type="float">
            <text:p>-37.4508188502215</text:p>
          </table:table-cell>
          <table:table-cell table:formula="of:=-1*[.G13]" office:value-type="float" office:value="37.4508188502215" calcext:value-type="float">
            <text:p>37.4508188502215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7.2" calcext:value-type="float">
            <text:p>17.2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table:formula="of:=(1/40)*[.C14]" office:value-type="float" office:value="0.43" calcext:value-type="float">
            <text:p>0.43</text:p>
          </table:table-cell>
          <table:table-cell table:formula="of:= ([.D14] - 26)/SIN(1.29154)" office:value-type="float" office:value="-49.9344251336287" calcext:value-type="float">
            <text:p>-49.9344251336287</text:p>
          </table:table-cell>
          <table:table-cell table:formula="of:=-1*[.G14]" office:value-type="float" office:value="49.9344251336287" calcext:value-type="float">
            <text:p>49.934425133628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9.8" calcext:value-type="float">
            <text:p>19.8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table:formula="of:=(1/40)*[.C15]" office:value-type="float" office:value="0.495" calcext:value-type="float">
            <text:p>0.495</text:p>
          </table:table-cell>
          <table:table-cell table:formula="of:= ([.D15] - 26)/SIN(1.29154)" office:value-type="float" office:value="-55.135927751715" calcext:value-type="float">
            <text:p>-55.135927751715</text:p>
          </table:table-cell>
          <table:table-cell table:formula="of:=-1*[.G15]" office:value-type="float" office:value="55.135927751715" calcext:value-type="float">
            <text:p>55.135927751715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2.4" calcext:value-type="float">
            <text:p>22.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table:formula="of:=(1/40)*[.C16]" office:value-type="float" office:value="0.56" calcext:value-type="float">
            <text:p>0.56</text:p>
          </table:table-cell>
          <table:table-cell table:formula="of:= ([.D16] - 26)/SIN(1.29154)" office:value-type="float" office:value="-57.2165287989495" calcext:value-type="float">
            <text:p>-57.2165287989495</text:p>
          </table:table-cell>
          <table:table-cell table:formula="of:=-1*[.G16]" office:value-type="float" office:value="57.2165287989495" calcext:value-type="float">
            <text:p>57.216528798949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5.1" calcext:value-type="float">
            <text:p>25.1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table:formula="of:=(1/40)*[.C17]" office:value-type="float" office:value="0.6275" calcext:value-type="float">
            <text:p>0.6275</text:p>
          </table:table-cell>
          <table:table-cell table:formula="of:= ([.D17] - 26)/SIN(1.29154)" office:value-type="float" office:value="-63.4583319406531" calcext:value-type="float">
            <text:p>-63.4583319406531</text:p>
          </table:table-cell>
          <table:table-cell table:formula="of:=-1*[.G17]" office:value-type="float" office:value="63.4583319406531" calcext:value-type="float">
            <text:p>63.458331940653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table:formula="of:=(1/40)*[.C18]" office:value-type="float" office:value="-0.875" calcext:value-type="float">
            <text:p>-0.875</text:p>
          </table:table-cell>
          <table:table-cell table:formula="of:= ([.D18] - 26)/SIN(1.29154)" office:value-type="float" office:value="-68.6598345587395" calcext:value-type="float">
            <text:p>-68.6598345587395</text:p>
          </table:table-cell>
          <table:table-cell table:formula="of:=-1*[.G18]" office:value-type="float" office:value="68.6598345587395" calcext:value-type="float">
            <text:p>68.659834558739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30.4" calcext:value-type="float">
            <text:p>30.4</text:p>
          </table:table-cell>
          <table:table-cell office:value-type="float" office:value="-51" calcext:value-type="float">
            <text:p>-51</text:p>
          </table:table-cell>
          <table:table-cell office:value-type="float" office:value="4" calcext:value-type="float">
            <text:p>4</text:p>
          </table:table-cell>
          <table:table-cell table:formula="of:=(1/40)*[.C19]" office:value-type="float" office:value="0.76" calcext:value-type="float">
            <text:p>0.76</text:p>
          </table:table-cell>
          <table:table-cell table:formula="of:= ([.D19] - 26)/SIN(1.29154)" office:value-type="float" office:value="-80.1031403185294" calcext:value-type="float">
            <text:p>-80.1031403185294</text:p>
          </table:table-cell>
          <table:table-cell table:formula="of:=-1*[.G19]" office:value-type="float" office:value="80.1031403185294" calcext:value-type="float">
            <text:p>80.1031403185294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table:formula="of:=(1/40)*[.C20]" office:value-type="float" office:value="0.825" calcext:value-type="float">
            <text:p>0.825</text:p>
          </table:table-cell>
          <table:table-cell table:formula="of:= ([.D20] - 26)/SIN(1.29154)" office:value-type="float" office:value="-85.3046429366157" calcext:value-type="float">
            <text:p>-85.3046429366157</text:p>
          </table:table-cell>
          <table:table-cell table:formula="of:=-1*[.G20]" office:value-type="float" office:value="85.3046429366157" calcext:value-type="float">
            <text:p>85.304642936615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5.6" calcext:value-type="float">
            <text:p>35.6</text:p>
          </table:table-cell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table:formula="of:=(1/40)*[.C21]" office:value-type="float" office:value="0.89" calcext:value-type="float">
            <text:p>0.89</text:p>
          </table:table-cell>
          <table:table-cell table:formula="of:= ([.D21] - 26)/SIN(1.29154)" office:value-type="float" office:value="-85.3046429366157" calcext:value-type="float">
            <text:p>-85.3046429366157</text:p>
          </table:table-cell>
          <table:table-cell table:formula="of:=-1*[.G21]" office:value-type="float" office:value="85.3046429366157" calcext:value-type="float">
            <text:p>85.304642936615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8.3" calcext:value-type="float">
            <text:p>38.3</text:p>
          </table:table-cell>
          <table:table-cell office:value-type="float" office:value="-52" calcext:value-type="float">
            <text:p>-52</text:p>
          </table:table-cell>
          <table:table-cell office:value-type="float" office:value="5" calcext:value-type="float">
            <text:p>5</text:p>
          </table:table-cell>
          <table:table-cell table:formula="of:=(1/40)*[.C22]" office:value-type="float" office:value="0.9575" calcext:value-type="float">
            <text:p>0.9575</text:p>
          </table:table-cell>
          <table:table-cell table:formula="of:= ([.D22] - 26)/SIN(1.29154)" office:value-type="float" office:value="-81.1434408421466" calcext:value-type="float">
            <text:p>-81.1434408421466</text:p>
          </table:table-cell>
          <table:table-cell table:formula="of:=-1*[.G22]" office:value-type="float" office:value="81.1434408421466" calcext:value-type="float">
            <text:p>81.1434408421466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40.9" calcext:value-type="float">
            <text:p>40.9</text:p>
          </table:table-cell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table:formula="of:=(1/40)*[.C23]" office:value-type="float" office:value="1.0225" calcext:value-type="float">
            <text:p>1.0225</text:p>
          </table:table-cell>
          <table:table-cell table:formula="of:= ([.D23] - 26)/SIN(1.29154)" office:value-type="float" office:value="-92.5867466019365" calcext:value-type="float">
            <text:p>-92.5867466019365</text:p>
          </table:table-cell>
          <table:table-cell table:formula="of:=-1*[.G23]" office:value-type="float" office:value="92.5867466019365" calcext:value-type="float">
            <text:p>92.5867466019365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43.6" calcext:value-type="float">
            <text:p>43.6</text:p>
          </table:table-cell>
          <table:table-cell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table:formula="of:=(1/40)*[.C24]" office:value-type="float" office:value="1.09" calcext:value-type="float">
            <text:p>1.09</text:p>
          </table:table-cell>
          <table:table-cell table:formula="of:= ([.D24] - 26)/SIN(1.29154)" office:value-type="float" office:value="-88.4255445074675" calcext:value-type="float">
            <text:p>-88.4255445074675</text:p>
          </table:table-cell>
          <table:table-cell table:formula="of:=-1*[.G24]" office:value-type="float" office:value="88.4255445074675" calcext:value-type="float">
            <text:p>88.425544507467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6.2" calcext:value-type="float">
            <text:p>46.2</text:p>
          </table:table-cell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table:formula="of:=(1/40)*[.C25]" office:value-type="float" office:value="1.155" calcext:value-type="float">
            <text:p>1.155</text:p>
          </table:table-cell>
          <table:table-cell table:formula="of:= ([.D25] - 26)/SIN(1.29154)" office:value-type="float" office:value="-94.6673476491711" calcext:value-type="float">
            <text:p>-94.6673476491711</text:p>
          </table:table-cell>
          <table:table-cell table:formula="of:=-1*[.G25]" office:value-type="float" office:value="94.6673476491711" calcext:value-type="float">
            <text:p>94.667347649171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0.2" calcext:value-type="float">
            <text:p>50.2</text:p>
          </table:table-cell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table:formula="of:=(1/40)*[.C26]" office:value-type="float" office:value="1.255" calcext:value-type="float">
            <text:p>1.255</text:p>
          </table:table-cell>
          <table:table-cell table:formula="of:= ([.D26] - 26)/SIN(1.29154)" office:value-type="float" office:value="-94.6673476491711" calcext:value-type="float">
            <text:p>-94.6673476491711</text:p>
          </table:table-cell>
          <table:table-cell table:formula="of:=-1*[.G26]" office:value-type="float" office:value="94.6673476491711" calcext:value-type="float">
            <text:p>94.667347649171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5.4" calcext:value-type="float">
            <text:p>55.4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table:formula="of:=(1/40)*[.C27]" office:value-type="float" office:value="1.385" calcext:value-type="float">
            <text:p>1.385</text:p>
          </table:table-cell>
          <table:table-cell table:formula="of:= ([.D27] - 26)/SIN(1.29154)" office:value-type="float" office:value="-105.070352885344" calcext:value-type="float">
            <text:p>-105.070352885344</text:p>
          </table:table-cell>
          <table:table-cell table:formula="of:=-1*[.G27]" office:value-type="float" office:value="105.070352885344" calcext:value-type="float">
            <text:p>105.07035288534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0.7" calcext:value-type="float">
            <text:p>60.7</text:p>
          </table:table-cell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table:formula="of:=(1/40)*[.C28]" office:value-type="float" office:value="1.5175" calcext:value-type="float">
            <text:p>1.5175</text:p>
          </table:table-cell>
          <table:table-cell table:formula="of:= ([.D28] - 26)/SIN(1.29154)" office:value-type="float" office:value="-113.392757074282" calcext:value-type="float">
            <text:p>-113.392757074282</text:p>
          </table:table-cell>
          <table:table-cell table:formula="of:=-1*[.G28]" office:value-type="float" office:value="113.392757074282" calcext:value-type="float">
            <text:p>113.39275707428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-79" calcext:value-type="float">
            <text:p>-79</text:p>
          </table:table-cell>
          <table:table-cell office:value-type="float" office:value="4" calcext:value-type="float">
            <text:p>4</text:p>
          </table:table-cell>
          <table:table-cell table:formula="of:=(1/40)*[.C29]" office:value-type="float" office:value="1.65" calcext:value-type="float">
            <text:p>1.65</text:p>
          </table:table-cell>
          <table:table-cell table:formula="of:= ([.D29] - 26)/SIN(1.29154)" office:value-type="float" office:value="-109.231554979813" calcext:value-type="float">
            <text:p>-109.231554979813</text:p>
          </table:table-cell>
          <table:table-cell table:formula="of:=-1*[.G29]" office:value-type="float" office:value="109.231554979813" calcext:value-type="float">
            <text:p>109.23155497981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72.6" calcext:value-type="float">
            <text:p>72.6</text:p>
          </table:table-cell>
          <table:table-cell office:value-type="float" office:value="-76" calcext:value-type="float">
            <text:p>-76</text:p>
          </table:table-cell>
          <table:table-cell office:value-type="float" office:value="6" calcext:value-type="float">
            <text:p>6</text:p>
          </table:table-cell>
          <table:table-cell table:formula="of:=(1/40)*[.C30]" office:value-type="float" office:value="1.815" calcext:value-type="float">
            <text:p>1.815</text:p>
          </table:table-cell>
          <table:table-cell table:formula="of:= ([.D30] - 26)/SIN(1.29154)" office:value-type="float" office:value="-106.110653408961" calcext:value-type="float">
            <text:p>-106.110653408961</text:p>
          </table:table-cell>
          <table:table-cell table:formula="of:=-1*[.G30]" office:value-type="float" office:value="106.110653408961" calcext:value-type="float">
            <text:p>106.11065340896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80.5" calcext:value-type="float">
            <text:p>80.5</text:p>
          </table:table-cell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table:formula="of:=(1/40)*[.C31]" office:value-type="float" office:value="2.0125" calcext:value-type="float">
            <text:p>2.0125</text:p>
          </table:table-cell>
          <table:table-cell table:formula="of:= ([.D31] - 26)/SIN(1.29154)" office:value-type="float" office:value="-106.110653408961" calcext:value-type="float">
            <text:p>-106.110653408961</text:p>
          </table:table-cell>
          <table:table-cell table:formula="of:=-1*[.G31]" office:value-type="float" office:value="106.110653408961" calcext:value-type="float">
            <text:p>106.110653408961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89.8" calcext:value-type="float">
            <text:p>89.8</text:p>
          </table:table-cell>
          <table:table-cell office:value-type="float" office:value="-78" calcext:value-type="float">
            <text:p>-78</text:p>
          </table:table-cell>
          <table:table-cell office:value-type="float" office:value="5" calcext:value-type="float">
            <text:p>5</text:p>
          </table:table-cell>
          <table:table-cell table:formula="of:=(1/40)*[.C32]" office:value-type="float" office:value="2.245" calcext:value-type="float">
            <text:p>2.245</text:p>
          </table:table-cell>
          <table:table-cell table:formula="of:= ([.D32] - 26)/SIN(1.29154)" office:value-type="float" office:value="-108.191254456195" calcext:value-type="float">
            <text:p>-108.191254456195</text:p>
          </table:table-cell>
          <table:table-cell table:formula="of:=-1*[.G32]" office:value-type="float" office:value="108.191254456195" calcext:value-type="float">
            <text:p>108.191254456195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03" calcext:value-type="float">
            <text:p>103</text:p>
          </table:table-cell>
          <table:table-cell office:value-type="float" office:value="-86" calcext:value-type="float">
            <text:p>-86</text:p>
          </table:table-cell>
          <table:table-cell office:value-type="float" office:value="20" calcext:value-type="float">
            <text:p>20</text:p>
          </table:table-cell>
          <table:table-cell table:formula="of:=(1/40)*[.C33]" office:value-type="float" office:value="2.575" calcext:value-type="float">
            <text:p>2.575</text:p>
          </table:table-cell>
          <table:table-cell table:formula="of:= ([.D33] - 26)/SIN(1.29154)" office:value-type="float" office:value="-116.513658645134" calcext:value-type="float">
            <text:p>-116.513658645134</text:p>
          </table:table-cell>
          <table:table-cell table:formula="of:=-1*[.G33]" office:value-type="float" office:value="116.513658645134" calcext:value-type="float">
            <text:p>116.513658645134</text:p>
          </table:table-cell>
        </table:table-row>
      </table:table>
      <table:table table:name="stellar velocity dispersion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pectra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redshift (km/s)</text:p>
          </table:table-cell>
          <table:table-cell office:value-type="string" calcext:value-type="string">
            <text:p>line strength</text:p>
          </table:table-cell>
          <table:table-cell office:value-type="string" calcext:value-type="string">
            <text:p>dispersion (km/s)</text:p>
          </table:table-cell>
          <table:table-cell office:value-type="string" calcext:value-type="string">
            <text:p>error (km/s)</text:p>
          </table:table-cell>
          <table:table-cell office:value-type="string" calcext:value-type="string">
            <text:p>radial distance (arcsec)</text:p>
          </table:table-cell>
          <table:table-cell office:value-type="string" calcext:value-type="string">
            <text:p>radial dist. (kpc)</text:p>
          </table:table-cell>
          <table:table-cell office:value-type="string" calcext:value-type="string">
            <text:p>Radial Distance(kp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-14.9" calcext:value-type="float">
            <text:p>-14.9</text:p>
          </table:table-cell>
          <table:table-cell table:formula="of:=[.G2]/40" office:value-type="float" office:value="-0.3725" calcext:value-type="float">
            <text:p>-0.3725</text:p>
          </table:table-cell>
          <table:table-cell table:formula="of:=[.G2]/40" office:value-type="float" office:value="-0.3725" calcext:value-type="float">
            <text:p>-0.3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0.44" calcext:value-type="float">
            <text:p>0.4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-11.9" calcext:value-type="float">
            <text:p>-11.9</text:p>
          </table:table-cell>
          <table:table-cell table:formula="of:=[.G3]/40" office:value-type="float" office:value="-0.2975" calcext:value-type="float">
            <text:p>-0.2975</text:p>
          </table:table-cell>
          <table:table-cell table:formula="of:=[.G3]/40" office:value-type="float" office:value="-0.2975" calcext:value-type="float">
            <text:p>-0.2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59" calcext:value-type="float">
            <text:p>59</text:p>
          </table:table-cell>
          <table:table-cell office:value-type="float" office:value="0.47" calcext:value-type="float">
            <text:p>0.4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9.2" calcext:value-type="float">
            <text:p>-9.2</text:p>
          </table:table-cell>
          <table:table-cell table:formula="of:=[.G4]/40" office:value-type="float" office:value="-0.23" calcext:value-type="float">
            <text:p>-0.23</text:p>
          </table:table-cell>
          <table:table-cell table:formula="of:=[.G4]/40" office:value-type="float" office:value="-0.23" calcext:value-type="float">
            <text:p>-0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office:value-type="float" office:value="0.52" calcext:value-type="float">
            <text:p>0.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6.6" calcext:value-type="float">
            <text:p>-6.6</text:p>
          </table:table-cell>
          <table:table-cell table:formula="of:=[.G5]/40" office:value-type="float" office:value="-0.165" calcext:value-type="float">
            <text:p>-0.165</text:p>
          </table:table-cell>
          <table:table-cell table:formula="of:=[.G5]/40"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[.G6]/40" office:value-type="float" office:value="-0.1" calcext:value-type="float">
            <text:p>-0.1</text:p>
          </table:table-cell>
          <table:table-cell table:formula="of:=[.G6]/40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40" calcext:value-type="float">
            <text:p>40</text:p>
          </table:table-cell>
          <table:table-cell office:value-type="float" office:value="0.52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table:formula="of:=[.G7]/40" office:value-type="float" office:value="-0.0325" calcext:value-type="float">
            <text:p>-0.0325</text:p>
          </table:table-cell>
          <table:table-cell table:formula="of:=[.G7]/40" office:value-type="float" office:value="-0.0325" calcext:value-type="float">
            <text:p>-0.03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5" calcext:value-type="float">
            <text:p>835</text:p>
          </table:table-cell>
          <table:table-cell office:value-type="float" office:value="28" calcext:value-type="float">
            <text:p>28</text:p>
          </table:table-cell>
          <table:table-cell office:value-type="float" office:value="0.4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formula="of:=[.G8]/40" office:value-type="float" office:value="0.0325" calcext:value-type="float">
            <text:p>0.0325</text:p>
          </table:table-cell>
          <table:table-cell table:formula="of:=[.G8]/40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9]/40" office:value-type="float" office:value="0.1" calcext:value-type="float">
            <text:p>0.1</text:p>
          </table:table-cell>
          <table:table-cell table:formula="of:=[.G9]/4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table:formula="of:=[.G10]/40" office:value-type="float" office:value="0.165" calcext:value-type="float">
            <text:p>0.165</text:p>
          </table:table-cell>
          <table:table-cell table:formula="of:=[.G10]/40" office:value-type="float" office:value="0.165" calcext:value-type="float">
            <text:p>0.165</text:p>
          </table:table-cell>
        </table:table-row>
        <table:table-row table:style-name="ro1">
          <table:table-cell table:style-name="ce3" office:value-type="string" calcext:value-type="string">
            <text:p>10::1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(9.2+11.9)/2" office:value-type="float" office:value="10.55" calcext:value-type="float">
            <text:p>10.55</text:p>
          </table:table-cell>
          <table:table-cell table:formula="of:=[.G11]/40" office:value-type="float" office:value="0.26375" calcext:value-type="float">
            <text:p>0.26375</text:p>
          </table:table-cell>
          <table:table-cell table:formula="of:=[.G11]/40" office:value-type="float" office:value="0.26375" calcext:value-type="float">
            <text:p>0.26375</text:p>
          </table:table-cell>
        </table:table-row>
        <table:table-row table:style-name="ro1">
          <table:table-cell office:value-type="string" calcext:value-type="string">
            <text:p>12::13</text:p>
          </table:table-cell>
          <table:table-cell office:value-type="float" office:value="457" calcext:value-type="float">
            <text:p>457</text:p>
          </table:table-cell>
          <table:table-cell office:value-type="float" office:value="-15" calcext:value-type="float">
            <text:p>-15</text:p>
          </table:table-cell>
          <table:table-cell office:value-type="float" office:value="0.48" calcext:value-type="float">
            <text:p>0.48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(14.5+17.2)/2" office:value-type="float" office:value="15.85" calcext:value-type="float">
            <text:p>15.85</text:p>
          </table:table-cell>
          <table:table-cell table:formula="of:=[.G12]/40" office:value-type="float" office:value="0.39625" calcext:value-type="float">
            <text:p>0.39625</text:p>
          </table:table-cell>
          <table:table-cell table:formula="of:=[.G12]/40" office:value-type="float" office:value="0.39625" calcext:value-type="float">
            <text:p>0.39625</text:p>
          </table:table-cell>
        </table:table-row>
        <table:table-row table:style-name="ro1">
          <table:table-cell office:value-type="string" calcext:value-type="string">
            <text:p>14::15</text:p>
          </table:table-cell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float" office:value="0.43" calcext:value-type="float">
            <text:p>0.4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(19.8+22.4)/2" office:value-type="float" office:value="21.1" calcext:value-type="float">
            <text:p>21.1</text:p>
          </table:table-cell>
          <table:table-cell table:formula="of:=[.G13]/40" office:value-type="float" office:value="0.5275" calcext:value-type="float">
            <text:p>0.5275</text:p>
          </table:table-cell>
          <table:table-cell table:formula="of:=[.G13]/40"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16::17</text:p>
          </table:table-cell>
          <table:table-cell office:value-type="float" office:value="418" calcext:value-type="float">
            <text:p>418</text:p>
          </table:table-cell>
          <table:table-cell office:value-type="float" office:value="-38" calcext:value-type="float">
            <text:p>-38</text:p>
          </table:table-cell>
          <table:table-cell office:value-type="float" office:value="0.45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(25.1+27.7)/2" office:value-type="float" office:value="26.4" calcext:value-type="float">
            <text:p>26.4</text:p>
          </table:table-cell>
          <table:table-cell table:formula="of:=[.G14]/40" office:value-type="float" office:value="0.66" calcext:value-type="float">
            <text:p>0.66</text:p>
          </table:table-cell>
          <table:table-cell table:formula="of:=[.G14]/40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18::19</text:p>
          </table:table-cell>
          <table:table-cell office:value-type="float" office:value="440" calcext:value-type="float">
            <text:p>440</text:p>
          </table:table-cell>
          <table:table-cell office:value-type="float" office:value="-53" calcext:value-type="float">
            <text:p>-53</text:p>
          </table:table-cell>
          <table:table-cell office:value-type="float" office:value="0.4" calcext:value-type="float">
            <text:p>0.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(30.4+33)/2" office:value-type="float" office:value="31.7" calcext:value-type="float">
            <text:p>31.7</text:p>
          </table:table-cell>
          <table:table-cell table:formula="of:=[.G15]/40" office:value-type="float" office:value="0.7925" calcext:value-type="float">
            <text:p>0.7925</text:p>
          </table:table-cell>
          <table:table-cell table:formula="of:=[.G15]/40" office:value-type="float" office:value="0.7925" calcext:value-type="float">
            <text:p>0.7925</text:p>
          </table:table-cell>
        </table:table-row>
        <table:table-row table:style-name="ro1">
          <table:table-cell office:value-type="string" calcext:value-type="string">
            <text:p>20::21</text:p>
          </table:table-cell>
          <table:table-cell office:value-type="float" office:value="311" calcext:value-type="float">
            <text:p>311</text:p>
          </table:table-cell>
          <table:table-cell office:value-type="float" office:value="-54" calcext:value-type="float">
            <text:p>-54</text:p>
          </table:table-cell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35.7+38.3)/2" office:value-type="float" office:value="37" calcext:value-type="float">
            <text:p>37</text:p>
          </table:table-cell>
          <table:table-cell table:formula="of:=[.G16]/40" office:value-type="float" office:value="0.925" calcext:value-type="float">
            <text:p>0.925</text:p>
          </table:table-cell>
          <table:table-cell table:formula="of:=[.G16]/4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22::23</text:p>
          </table:table-cell>
          <table:table-cell office:value-type="float" office:value="417" calcext:value-type="float">
            <text:p>417</text:p>
          </table:table-cell>
          <table:table-cell office:value-type="float" office:value="-60" calcext:value-type="float">
            <text:p>-60</text:p>
          </table:table-cell>
          <table:table-cell office:value-type="float" office:value="0.3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(40.9+43.6)/2" office:value-type="float" office:value="42.25" calcext:value-type="float">
            <text:p>42.25</text:p>
          </table:table-cell>
          <table:table-cell table:formula="of:=[.G17]/40" office:value-type="float" office:value="1.05625" calcext:value-type="float">
            <text:p>1.05625</text:p>
          </table:table-cell>
          <table:table-cell table:formula="of:=[.G17]/40" office:value-type="float" office:value="1.05625" calcext:value-type="float">
            <text:p>1.05625</text:p>
          </table:table-cell>
        </table:table-row>
        <table:table-row table:style-name="ro1">
          <table:table-cell office:value-type="string" calcext:value-type="string">
            <text:p>24::26</text:p>
          </table:table-cell>
          <table:table-cell office:value-type="float" office:value="402" calcext:value-type="float">
            <text:p>402</text:p>
          </table:table-cell>
          <table:table-cell office:value-type="float" office:value="-66" calcext:value-type="float">
            <text:p>-66</text:p>
          </table:table-cell>
          <table:table-cell office:value-type="float" office:value="0.31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(46.2+48.8+51.5)/3" office:value-type="float" office:value="48.8333333333333" calcext:value-type="float">
            <text:p>48.8333333333333</text:p>
          </table:table-cell>
          <table:table-cell table:formula="of:=[.G18]/40" office:value-type="float" office:value="1.22083333333333" calcext:value-type="float">
            <text:p>1.22083333333333</text:p>
          </table:table-cell>
          <table:table-cell table:formula="of:=[.G18]/40" office:value-type="float" office:value="1.22083333333333" calcext:value-type="float">
            <text:p>1.22083333333333</text:p>
          </table:table-cell>
        </table:table-row>
        <table:table-row table:style-name="ro1">
          <table:table-cell office:value-type="string" calcext:value-type="string">
            <text:p>27::30</text:p>
          </table:table-cell>
          <table:table-cell office:value-type="float" office:value="473" calcext:value-type="float">
            <text:p>473</text:p>
          </table:table-cell>
          <table:table-cell office:value-type="float" office:value="-81" calcext:value-type="float">
            <text:p>-81</text:p>
          </table:table-cell>
          <table:table-cell office:value-type="float" office:value="0.29" calcext:value-type="float">
            <text:p>0.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54.1+56.8+59.4+62)/4" office:value-type="float" office:value="58.075" calcext:value-type="float">
            <text:p>58.075</text:p>
          </table:table-cell>
          <table:table-cell table:formula="of:=[.G19]/40" office:value-type="float" office:value="1.451875" calcext:value-type="float">
            <text:p>1.451875</text:p>
          </table:table-cell>
          <table:table-cell table:formula="of:=[.G19]/40" office:value-type="float" office:value="1.451875" calcext:value-type="float">
            <text:p>1.451875</text:p>
          </table:table-cell>
        </table:table-row>
        <table:table-row table:style-name="ro1">
          <table:table-cell office:value-type="string" calcext:value-type="string">
            <text:p>31::34</text:p>
          </table:table-cell>
          <table:table-cell office:value-type="float" office:value="325" calcext:value-type="float">
            <text:p>325</text:p>
          </table:table-cell>
          <table:table-cell office:value-type="float" office:value="-74" calcext:value-type="float">
            <text:p>-74</text:p>
          </table:table-cell>
          <table:table-cell office:value-type="float" office:value="0.22" calcext:value-type="float">
            <text:p>0.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60.7+66)/2" office:value-type="float" office:value="63.35" calcext:value-type="float">
            <text:p>63.35</text:p>
          </table:table-cell>
          <table:table-cell table:formula="of:=[.G20]/40" office:value-type="float" office:value="1.58375" calcext:value-type="float">
            <text:p>1.58375</text:p>
          </table:table-cell>
          <table:table-cell table:formula="of:=[.G20]/40" office:value-type="float" office:value="1.58375" calcext:value-type="float">
            <text:p>1.58375</text:p>
          </table:table-cell>
        </table:table-row>
        <table:table-row table:style-name="ro1">
          <table:table-cell office:value-type="string" calcext:value-type="string">
            <text:p>35::40</text:p>
          </table:table-cell>
          <table:table-cell office:value-type="float" office:value="310" calcext:value-type="float">
            <text:p>310</text:p>
          </table:table-cell>
          <table:table-cell office:value-type="float" office:value="-69" calcext:value-type="float">
            <text:p>-69</text:p>
          </table:table-cell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table:formula="of:=[.G21]/40" office:value-type="float" office:value="2.0125" calcext:value-type="float">
            <text:p>2.0125</text:p>
          </table:table-cell>
          <table:table-cell table:formula="of:=[.G21]/40" office:value-type="float" office:value="2.0125" calcext:value-type="float">
            <text:p>2.0125</text:p>
          </table:table-cell>
        </table:table-row>
        <table:table-row table:style-name="ro1">
          <table:table-cell office:value-type="string" calcext:value-type="string">
            <text:p>41::50</text:p>
          </table:table-cell>
          <table:table-cell office:value-type="float" office:value="258" calcext:value-type="float">
            <text:p>258</text:p>
          </table:table-cell>
          <table:table-cell office:value-type="float" office:value="-87" calcext:value-type="float">
            <text:p>-87</text:p>
          </table:table-cell>
          <table:table-cell office:value-type="float" office:value="0.16" calcext:value-type="float">
            <text:p>0.16</text:p>
          </table:table-cell>
          <table:table-cell table:number-columns-repeated="5"/>
        </table:table-row>
      </table:table>
      <table:table table:name="SB profil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dius along major axis (arc sec)</text:p>
          </table:table-cell>
          <table:table-cell office:value-type="string" calcext:value-type="string">
            <text:p>B-band SB (mag arcsec^-2)</text:p>
          </table:table-cell>
          <table:table-cell office:value-type="string" calcext:value-type="string">
            <text:p>R-band SB (mag arcsec^-2)</text:p>
          </table:table-cell>
          <table:table-cell office:value-type="string" calcext:value-type="string">
            <text:p>radial distance (kpc)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.24" calcext:value-type="float">
            <text:p>19.24</text:p>
          </table:table-cell>
          <table:table-cell office:value-type="float" office:value="18" calcext:value-type="float">
            <text:p>18</text:p>
          </table:table-cell>
          <table:table-cell table:formula="of:=[.A2]/40" office:value-type="float" office:value="0.0315" calcext:value-type="float">
            <text:p>0.031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35" calcext:value-type="float">
            <text:p>19.35</text:p>
          </table:table-cell>
          <table:table-cell office:value-type="float" office:value="18.08" calcext:value-type="float">
            <text:p>18.08</text:p>
          </table:table-cell>
          <table:table-cell table:formula="of:=[.A3]/40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9.46" calcext:value-type="float">
            <text:p>19.46</text:p>
          </table:table-cell>
          <table:table-cell office:value-type="float" office:value="18.17" calcext:value-type="float">
            <text:p>18.17</text:p>
          </table:table-cell>
          <table:table-cell table:formula="of:=[.A4]/40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9.57" calcext:value-type="float">
            <text:p>19.57</text:p>
          </table:table-cell>
          <table:table-cell office:value-type="float" office:value="18.27" calcext:value-type="float">
            <text:p>18.27</text:p>
          </table:table-cell>
          <table:table-cell table:formula="of:=[.A5]/40" office:value-type="float" office:value="0.05575" calcext:value-type="float">
            <text:p>0.055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9.69" calcext:value-type="float">
            <text:p>19.69</text:p>
          </table:table-cell>
          <table:table-cell office:value-type="float" office:value="18.36" calcext:value-type="float">
            <text:p>18.36</text:p>
          </table:table-cell>
          <table:table-cell table:formula="of:=[.A6]/40" office:value-type="float" office:value="0.0675" calcext:value-type="float">
            <text:p>0.067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9.79" calcext:value-type="float">
            <text:p>19.79</text:p>
          </table:table-cell>
          <table:table-cell office:value-type="float" office:value="18.45" calcext:value-type="float">
            <text:p>18.45</text:p>
          </table:table-cell>
          <table:table-cell table:formula="of:=[.A7]/40" office:value-type="float" office:value="0.08175" calcext:value-type="float">
            <text:p>0.0817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9.88" calcext:value-type="float">
            <text:p>19.88</text:p>
          </table:table-cell>
          <table:table-cell office:value-type="float" office:value="18.54" calcext:value-type="float">
            <text:p>18.54</text:p>
          </table:table-cell>
          <table:table-cell table:formula="of:=[.A8]/4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9.97" calcext:value-type="float">
            <text:p>19.97</text:p>
          </table:table-cell>
          <table:table-cell office:value-type="float" office:value="18.63" calcext:value-type="float">
            <text:p>18.63</text:p>
          </table:table-cell>
          <table:table-cell table:formula="of:=[.A9]/40" office:value-type="float" office:value="0.1195" calcext:value-type="float">
            <text:p>0.119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0.01" calcext:value-type="float">
            <text:p>20.01</text:p>
          </table:table-cell>
          <table:table-cell office:value-type="float" office:value="18.68" calcext:value-type="float">
            <text:p>18.68</text:p>
          </table:table-cell>
          <table:table-cell table:formula="of:=[.A10]/40"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0.07" calcext:value-type="float">
            <text:p>20.07</text:p>
          </table:table-cell>
          <table:table-cell office:value-type="float" office:value="18.72" calcext:value-type="float">
            <text:p>18.72</text:p>
          </table:table-cell>
          <table:table-cell table:formula="of:=[.A11]/40" office:value-type="float" office:value="0.14475" calcext:value-type="float">
            <text:p>0.14475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0.15" calcext:value-type="float">
            <text:p>20.15</text:p>
          </table:table-cell>
          <table:table-cell office:value-type="float" office:value="18.77" calcext:value-type="float">
            <text:p>18.77</text:p>
          </table:table-cell>
          <table:table-cell table:formula="of:=[.A12]/40" office:value-type="float" office:value="0.15925" calcext:value-type="float">
            <text:p>0.15925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0.21" calcext:value-type="float">
            <text:p>20.21</text:p>
          </table:table-cell>
          <table:table-cell office:value-type="float" office:value="18.82" calcext:value-type="float">
            <text:p>18.82</text:p>
          </table:table-cell>
          <table:table-cell table:formula="of:=[.A13]/40" office:value-type="float" office:value="0.17525" calcext:value-type="float">
            <text:p>0.17525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20.25" calcext:value-type="float">
            <text:p>20.25</text:p>
          </table:table-cell>
          <table:table-cell office:value-type="float" office:value="18.86" calcext:value-type="float">
            <text:p>18.86</text:p>
          </table:table-cell>
          <table:table-cell table:formula="of:=[.A14]/40" office:value-type="float" office:value="0.19275" calcext:value-type="float">
            <text:p>0.1927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0.28" calcext:value-type="float">
            <text:p>20.28</text:p>
          </table:table-cell>
          <table:table-cell office:value-type="float" office:value="18.88" calcext:value-type="float">
            <text:p>18.88</text:p>
          </table:table-cell>
          <table:table-cell table:formula="of:=[.A15]/40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0.32" calcext:value-type="float">
            <text:p>20.32</text:p>
          </table:table-cell>
          <table:table-cell office:value-type="float" office:value="18.91" calcext:value-type="float">
            <text:p>18.91</text:p>
          </table:table-cell>
          <table:table-cell table:formula="of:=[.A16]/40"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20.35" calcext:value-type="float">
            <text:p>20.35</text:p>
          </table:table-cell>
          <table:table-cell office:value-type="float" office:value="18.95" calcext:value-type="float">
            <text:p>18.95</text:p>
          </table:table-cell>
          <table:table-cell table:formula="of:=[.A17]/40" office:value-type="float" office:value="0.2565" calcext:value-type="float">
            <text:p>0.256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0.38" calcext:value-type="float">
            <text:p>20.38</text:p>
          </table:table-cell>
          <table:table-cell office:value-type="float" office:value="18.97" calcext:value-type="float">
            <text:p>18.97</text:p>
          </table:table-cell>
          <table:table-cell table:formula="of:=[.A18]/40"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table:formula="of:=[.A19]/40" office:value-type="float" office:value="0.31025" calcext:value-type="float">
            <text:p>0.31025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20.41" calcext:value-type="float">
            <text:p>20.41</text:p>
          </table:table-cell>
          <table:table-cell office:value-type="float" office:value="19.03" calcext:value-type="float">
            <text:p>19.03</text:p>
          </table:table-cell>
          <table:table-cell table:formula="of:=[.A20]/40" office:value-type="float" office:value="0.34125" calcext:value-type="float">
            <text:p>0.34125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20.44" calcext:value-type="float">
            <text:p>20.44</text:p>
          </table:table-cell>
          <table:table-cell office:value-type="float" office:value="19.06" calcext:value-type="float">
            <text:p>19.06</text:p>
          </table:table-cell>
          <table:table-cell table:formula="of:=[.A21]/40" office:value-type="float" office:value="0.3755" calcext:value-type="float">
            <text:p>0.3755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0.45" calcext:value-type="float">
            <text:p>20.45</text:p>
          </table:table-cell>
          <table:table-cell office:value-type="float" office:value="19.08" calcext:value-type="float">
            <text:p>19.08</text:p>
          </table:table-cell>
          <table:table-cell table:formula="of:=[.A22]/40"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0.45" calcext:value-type="float">
            <text:p>20.45</text:p>
          </table:table-cell>
          <table:table-cell office:value-type="float" office:value="19.1" calcext:value-type="float">
            <text:p>19.1</text:p>
          </table:table-cell>
          <table:table-cell table:formula="of:=[.A23]/40"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3" calcext:value-type="float">
            <text:p>19.13</text:p>
          </table:table-cell>
          <table:table-cell table:formula="of:=[.A24]/4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48" calcext:value-type="float">
            <text:p>20.48</text:p>
          </table:table-cell>
          <table:table-cell office:value-type="float" office:value="19.17" calcext:value-type="float">
            <text:p>19.17</text:p>
          </table:table-cell>
          <table:table-cell table:formula="of:=[.A25]/40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0.5" calcext:value-type="float">
            <text:p>20.5</text:p>
          </table:table-cell>
          <table:table-cell office:value-type="float" office:value="19.2" calcext:value-type="float">
            <text:p>19.2</text:p>
          </table:table-cell>
          <table:table-cell table:formula="of:=[.A26]/40"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0.46" calcext:value-type="float">
            <text:p>20.46</text:p>
          </table:table-cell>
          <table:table-cell office:value-type="float" office:value="19.22" calcext:value-type="float">
            <text:p>19.22</text:p>
          </table:table-cell>
          <table:table-cell table:formula="of:=[.A27]/40"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0.46" calcext:value-type="float">
            <text:p>20.46</text:p>
          </table:table-cell>
          <table:table-cell office:value-type="float" office:value="19.24" calcext:value-type="float">
            <text:p>19.24</text:p>
          </table:table-cell>
          <table:table-cell table:formula="of:=[.A28]/40" office:value-type="float" office:value="0.7325" calcext:value-type="float">
            <text:p>0.732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0.51" calcext:value-type="float">
            <text:p>20.51</text:p>
          </table:table-cell>
          <table:table-cell office:value-type="float" office:value="19.29" calcext:value-type="float">
            <text:p>19.29</text:p>
          </table:table-cell>
          <table:table-cell table:formula="of:=[.A29]/40"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0.51" calcext:value-type="float">
            <text:p>20.51</text:p>
          </table:table-cell>
          <table:table-cell office:value-type="float" office:value="19.33" calcext:value-type="float">
            <text:p>19.33</text:p>
          </table:table-cell>
          <table:table-cell table:formula="of:=[.A30]/40"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.55" calcext:value-type="float">
            <text:p>20.55</text:p>
          </table:table-cell>
          <table:table-cell office:value-type="float" office:value="19.38" calcext:value-type="float">
            <text:p>19.38</text:p>
          </table:table-cell>
          <table:table-cell table:formula="of:=[.A31]/40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0.6" calcext:value-type="float">
            <text:p>20.6</text:p>
          </table:table-cell>
          <table:table-cell office:value-type="float" office:value="19.45" calcext:value-type="float">
            <text:p>19.45</text:p>
          </table:table-cell>
          <table:table-cell table:formula="of:=[.A32]/40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0.68" calcext:value-type="float">
            <text:p>20.68</text:p>
          </table:table-cell>
          <table:table-cell office:value-type="float" office:value="19.55" calcext:value-type="float">
            <text:p>19.55</text:p>
          </table:table-cell>
          <table:table-cell table:formula="of:=[.A33]/40" office:value-type="float" office:value="1.1775" calcext:value-type="float">
            <text:p>1.177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20.85" calcext:value-type="float">
            <text:p>20.85</text:p>
          </table:table-cell>
          <table:table-cell office:value-type="float" office:value="19.68" calcext:value-type="float">
            <text:p>19.68</text:p>
          </table:table-cell>
          <table:table-cell table:formula="of:=[.A34]/40"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91" calcext:value-type="float">
            <text:p>20.91</text:p>
          </table:table-cell>
          <table:table-cell office:value-type="float" office:value="19.81" calcext:value-type="float">
            <text:p>19.81</text:p>
          </table:table-cell>
          <table:table-cell table:formula="of:=[.A35]/40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1.13" calcext:value-type="float">
            <text:p>21.13</text:p>
          </table:table-cell>
          <table:table-cell office:value-type="float" office:value="19.99" calcext:value-type="float">
            <text:p>19.99</text:p>
          </table:table-cell>
          <table:table-cell table:formula="of:=[.A36]/40" office:value-type="float" office:value="1.5675" calcext:value-type="float">
            <text:p>1.56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42" calcext:value-type="float">
            <text:p>21.42</text:p>
          </table:table-cell>
          <table:table-cell office:value-type="float" office:value="20.21" calcext:value-type="float">
            <text:p>20.21</text:p>
          </table:table-cell>
          <table:table-cell table:formula="of:=[.A37]/40"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21.68" calcext:value-type="float">
            <text:p>21.68</text:p>
          </table:table-cell>
          <table:table-cell office:value-type="float" office:value="20.42" calcext:value-type="float">
            <text:p>20.42</text:p>
          </table:table-cell>
          <table:table-cell table:formula="of:=[.A38]/40" office:value-type="float" office:value="1.8975" calcext:value-type="float">
            <text:p>1.8975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21.98" calcext:value-type="float">
            <text:p>21.98</text:p>
          </table:table-cell>
          <table:table-cell office:value-type="float" office:value="20.63" calcext:value-type="float">
            <text:p>20.63</text:p>
          </table:table-cell>
          <table:table-cell table:formula="of:=[.A39]/40" office:value-type="float" office:value="2.0875" calcext:value-type="float">
            <text:p>2.0875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22.17" calcext:value-type="float">
            <text:p>22.17</text:p>
          </table:table-cell>
          <table:table-cell office:value-type="float" office:value="20.8" calcext:value-type="float">
            <text:p>20.8</text:p>
          </table:table-cell>
          <table:table-cell table:formula="of:=[.A40]/40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.41" calcext:value-type="float">
            <text:p>22.41</text:p>
          </table:table-cell>
          <table:table-cell office:value-type="float" office:value="21" calcext:value-type="float">
            <text:p>21</text:p>
          </table:table-cell>
          <table:table-cell table:formula="of:=[.A41]/40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2.8" calcext:value-type="float">
            <text:p>22.8</text:p>
          </table:table-cell>
          <table:table-cell office:value-type="float" office:value="21.23" calcext:value-type="float">
            <text:p>21.23</text:p>
          </table:table-cell>
          <table:table-cell table:formula="of:=[.A42]/40" office:value-type="float" office:value="2.7775" calcext:value-type="float">
            <text:p>2.7775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23.19" calcext:value-type="float">
            <text:p>23.19</text:p>
          </table:table-cell>
          <table:table-cell office:value-type="float" office:value="21.47" calcext:value-type="float">
            <text:p>21.47</text:p>
          </table:table-cell>
          <table:table-cell table:formula="of:=[.A43]/40" office:value-type="float" office:value="3.055" calcext:value-type="float">
            <text:p>3.055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23.71" calcext:value-type="float">
            <text:p>23.71</text:p>
          </table:table-cell>
          <table:table-cell office:value-type="float" office:value="21.71" calcext:value-type="float">
            <text:p>21.71</text:p>
          </table:table-cell>
          <table:table-cell table:formula="of:=[.A44]/40" office:value-type="float" office:value="3.3625" calcext:value-type="float">
            <text:p>3.3625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24.3" calcext:value-type="float">
            <text:p>24.3</text:p>
          </table:table-cell>
          <table:table-cell/>
          <table:table-cell table:formula="of:=[.A45]/40" office:value-type="float" office:value="3.6975" calcext:value-type="float">
            <text:p>3.6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35:00.196818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7:12:40.494880356</meta:creation-date>
    <dc:date>2020-05-15T19:40:46.721089256</dc:date>
    <meta:editing-duration>PT3H9M54S</meta:editing-duration>
    <meta:editing-cycles>8</meta:editing-cycles>
    <meta:generator>LibreOffice/6.4.3.2$Linux_X86_64 LibreOffice_project/40$Build-2</meta:generator>
    <meta:document-statistic meta:table-count="4" meta:cell-count="1061" meta:object-count="0"/>
  </office:meta>
</office:document-meta>
</file>